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start="" draw:fill-color="#99ff99" draw:opacity="21%" draw:textarea-horizontal-align="justify" draw:textarea-vertical-align="middle" draw:auto-grow-height="false" fo:min-height="9.148cm" fo:min-width="18.804cm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standard">
      <style:graphic-properties draw:marker-start="" draw:fill-color="#99ff99" draw:textarea-horizontal-align="justify" draw:textarea-vertical-align="middle" draw:auto-grow-height="false" fo:min-height="4.449cm" fo:min-width="7.882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3.056cm"/>
    </style:style>
    <style:style style:name="gr5" style:family="graphic" style:parent-style-name="standard">
      <style:graphic-properties svg:stroke-width="0.018cm" draw:marker-start-width="0.227cm" draw:marker-end-width="0.227cm" draw:opacity="17%" draw:textarea-horizontal-align="justify" draw:textarea-vertical-align="middle" draw:auto-grow-height="false" fo:min-height="6.989cm" fo:min-width="8.39cm" fo:padding-top="0.134cm" fo:padding-bottom="0.134cm" fo:padding-left="0.259cm" fo:padding-right="0.259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3.818cm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3.437cm"/>
    </style:style>
    <style:style style:name="gr8" style:family="graphic" style:parent-style-name="standard">
      <style:graphic-properties draw:fill-color="#0066ff" draw:opacity="19%" draw:textarea-horizontal-align="justify" draw:textarea-vertical-align="middle" draw:auto-grow-height="false" fo:min-height="10.545cm" fo:min-width="18.804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draw:textarea-horizontal-align="justify" draw:textarea-vertical-align="middle" draw:auto-grow-height="false" fo:min-height="0.893cm" fo:min-width="3.945cm"/>
    </style:style>
    <style:style style:name="gr11" style:family="graphic" style:parent-style-name="standard">
      <style:graphic-properties draw:textarea-horizontal-align="justify" draw:textarea-vertical-align="middle" draw:auto-grow-height="false" fo:min-height="0.893cm" fo:min-width="4.326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opacity="17%" draw:textarea-horizontal-align="justify" draw:textarea-vertical-align="middle" draw:auto-grow-height="false" fo:min-height="5.338cm" fo:min-width="7.247cm"/>
    </style:style>
    <style:style style:name="gr14" style:family="graphic" style:parent-style-name="standard">
      <style:graphic-properties draw:opacity="17%" draw:textarea-horizontal-align="justify" draw:textarea-vertical-align="middle" draw:auto-grow-height="false" fo:min-height="5.592cm" fo:min-width="6.231cm"/>
    </style:style>
    <style:style style:name="gr15" style:family="graphic" style:parent-style-name="standard">
      <style:graphic-properties draw:stroke="none" svg:stroke-color="#000000" draw:fill="none" draw:fill-color="#ffffff" fo:min-height="2.134cm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3.437cm"/>
    </style:style>
    <style:style style:name="gr17" style:family="graphic" style:parent-style-name="standard">
      <style:graphic-properties draw:textarea-horizontal-align="justify" draw:textarea-vertical-align="middle" draw:auto-grow-height="false" fo:min-height="2.671cm" fo:min-width="18.169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1.195cm" fo:min-width="0.199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8.529cm" fo:min-width="0.326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1.306cm" fo:min-width="0.136cm"/>
    </style:style>
    <style:style style:name="gr21" style:family="graphic" style:parent-style-name="standard">
      <style:graphic-properties draw:fill-color="#ff9900" draw:opacity="26%" draw:textarea-horizontal-align="justify" draw:textarea-vertical-align="middle" draw:auto-grow-height="false" fo:min-height="4.481cm" fo:min-width="9.12cm"/>
    </style:style>
    <style:style style:name="gr22" style:family="graphic" style:parent-style-name="standard">
      <style:graphic-properties draw:fill-color="#ff3399" draw:opacity="13%" draw:textarea-horizontal-align="justify" draw:textarea-vertical-align="middle" draw:auto-grow-height="false" fo:min-height="4.481cm" fo:min-width="8.898cm"/>
    </style:style>
    <style:style style:name="gr23" style:family="graphic" style:parent-style-name="standard">
      <style:graphic-properties svg:stroke-color="#000000" draw:fill-color="#999999" draw:textarea-horizontal-align="justify" draw:textarea-vertical-align="middle" draw:auto-grow-height="false" fo:min-height="2.156cm" fo:min-width="3.166cm"/>
    </style:style>
    <style:style style:name="P1" style:family="paragraph">
      <loext:graphic-properties draw:fill-color="#99ff99" draw:opacity="21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99ff99"/>
      <style:paragraph-properties fo:text-align="center"/>
    </style:style>
    <style:style style:name="P5" style:family="paragraph">
      <loext:graphic-properties draw:opacity="17%"/>
      <style:paragraph-properties fo:text-align="center"/>
    </style:style>
    <style:style style:name="P6" style:family="paragraph">
      <loext:graphic-properties draw:fill-color="#0066ff" draw:opacity="19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9900" draw:opacity="26%"/>
      <style:paragraph-properties fo:text-align="center"/>
    </style:style>
    <style:style style:name="P10" style:family="paragraph">
      <loext:graphic-properties draw:fill-color="#ff3399" draw:opacity="13%"/>
      <style:paragraph-properties fo:text-align="center"/>
    </style:style>
    <style:style style:name="P11" style:family="paragraph">
      <loext:graphic-properties draw:fill-color="#999999"/>
      <style:paragraph-properties fo:text-align="center"/>
    </style:style>
    <style:style style:name="T1" style:family="text">
      <style:text-properties fo:language="fr" fo:country="FR"/>
    </style:style>
    <style:style style:name="T2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.304cm" svg:height="9.398cm" svg:x="1cm" svg:y="1.38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53cm" svg:height="1.143cm" svg:x="7.985cm" svg:y="1.635cm">
          <draw:text-box>
            <text:p>SabreDAV</text:p>
          </draw:text-box>
        </draw:frame>
        <draw:custom-shape draw:style-name="gr3" draw:text-style-name="P4" draw:layer="layout" svg:width="8.382cm" svg:height="4.699cm" svg:x="1.508cm" svg:y="3.159cm">
          <text:p text:style-name="P3">Cor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1.27cm" svg:x="11.795cm" svg:y="3.6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8.89cm" svg:height="7.239cm" svg:x="10.906cm" svg:y="3.159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pan text:style-name="T1">Plugin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318cm" svg:height="1.27cm" svg:x="13.446cm" svg:y="5.5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937cm" svg:height="1.016cm" svg:x="11.414cm" svg:y="7.2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9.304cm" svg:height="10.795cm" svg:x="1cm" svg:y="11.1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5.334cm" svg:height="1.673cm" svg:x="7.985cm" svg:y="11.392cm">
          <draw:text-box>
            <text:p>ownCloud Core</text:p>
          </draw:text-box>
        </draw:frame>
        <draw:custom-shape draw:style-name="gr10" draw:text-style-name="P3" draw:layer="layout" svg:width="4.445cm" svg:height="1.143cm" svg:x="1.762cm" svg:y="13.1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826cm" svg:height="1.143cm" svg:x="3.667cm" svg:y="15.0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318cm" svg:height="1.27cm" svg:x="13.065cm" svg:y="12.557cm">
          <text:p/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3.286cm" svg:y1="7.223cm" svg:x2="3.54cm" svg:y2="13.954cm">
          <text:p/>
        </draw:line>
        <draw:line draw:style-name="gr12" draw:text-style-name="P7" draw:layer="layout" svg:x1="7.985cm" svg:y1="6.969cm" svg:x2="6.588cm" svg:y2="15.732cm">
          <text:p/>
        </draw:line>
        <draw:frame draw:style-name="gr9" draw:text-style-name="P8" draw:layer="layout" svg:width="7.62cm" svg:height="1.673cm" svg:x="1.508cm" svg:y="16.494cm">
          <draw:text-box>
            <text:p text:style-name="P3"><text:span text:style-name="T1">Classes qui étendent celles de SabreDAV</text:span></text:p>
          </draw:text-box>
        </draw:frame>
        <draw:custom-shape draw:style-name="gr13" draw:text-style-name="P5" draw:layer="layout" svg:width="7.747cm" svg:height="5.588cm" svg:x="1.508cm" svg:y="12.6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6.731cm" svg:height="5.842cm" svg:x="11.16cm" svg:y="12.303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5.969cm" svg:height="2.384cm" svg:x="11.668cm" svg:y="15.761cm">
          <draw:text-box>
            <text:p text:style-name="P3"><text:span text:style-name="T1">Plugins pour gérer le partage à notre manière</text:span></text:p>
          </draw:text-box>
        </draw:frame>
        <draw:custom-shape draw:style-name="gr16" draw:text-style-name="P3" draw:layer="layout" svg:width="3.937cm" svg:height="1.27cm" svg:x="12.938cm" svg:y="14.4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8.669cm" svg:height="2.921cm" svg:x="1.508cm" svg:y="18.78cm">
          <text:p text:style-name="P3">Serveur DAV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.397cm" svg:height="1.651cm" svg:x="4.937cm" svg:y="18.1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3" draw:layer="layout" svg:width="1.651cm" svg:height="10.033cm" svg:x="17.764cm" svg:y="9.89cm">
          <text:p/>
          <draw:enhanced-geometry svg:viewBox="0 0 21600 21600" draw:text-areas="?f0 0 ?f2 ?f5" draw:type="down-arrow" draw:modifiers="19953.1991229819 7714.2857142857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3" draw:layer="layout" svg:width="1.27cm" svg:height="1.778cm" svg:x="11.414cm" svg:y="17.8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9" draw:layer="layout" svg:width="9.62cm" svg:height="4.731cm" svg:x="1.159cm" svg:y="22.209cm">
          <text:p text:style-name="P3"><text:span text:style-name="T2">Application ownCloud </text:span><text:span text:style-name="T1">Calendri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9.398cm" svg:height="4.731cm" svg:x="11.033cm" svg:y="22.209cm">
          <text:p text:style-name="P3">Clients CalDAV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7.747cm" svg:height="3.302cm" svg:x="6.969cm" svg:y="20.939cm">
          <text:p text:style-name="P3">Appels DAV</text:p>
          <draw:enhanced-geometry svg:viewBox="0 0 21600 21600" draw:text-areas="?f0 0 ?f2 ?f5" draw:type="down-arrow" draw:modifiers="9209.57691046245 5689.9328859060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8T18:14:18.331965394</meta:creation-date>
    <dc:date>2016-08-18T18:43:19.164459357</dc:date>
    <meta:editing-duration>PT7M11S</meta:editing-duration>
    <meta:editing-cycles>3</meta:editing-cycles>
    <meta:generator>LibreOffice/5.1.5.2$Linux_X86_64 LibreOffice_project/10m0$Build-2</meta:generator>
    <meta:document-statistic meta:object-count="26"/>
  </office:meta>
</office:document-meta>
</file>